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3</text:span><text:span text:style-name="T1">3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1">Любые 2 и более нажатых клавиш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pan text:style-name="T7">W</text:span><text:span text:style-name="T4">-триггерное переключение режима </text:span>Turbo;</text:p>
      <text:p text:style-name="P15"><text:soft-page-break/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реальны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1">Для того чтобы увидеть после перепрошивки новую версию сервиса необходимо произвести сброс.</text:p>
      <text:p text:style-name="P13"/>
      <text:p text:style-name="P13">Загрузка <text:span text:style-name="T1">TRD,</text:span> <text:span text:style-name="T1">SCL </text:span>и <text:span text:style-name="T1">FDI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Расширения файлов не показываются. Предварительное форматирование рамдиска для загрузки образов не требуется.</text:span></text:p>
      <text:p text:style-name="P14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роизводится по расширению, для </text:span><text:span text:style-name="T3">SCL </text:span><text:span text:style-name="T8">образов делается проверка на наличие </text:span><text:soft-page-break/><text:span text:style-name="T8">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 соотвествии образ не будет показан в файловом окне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текущее значение <text:span text:style-name="T1">TURBO </text:span>режима (<text:span text:style-name="T1">bit 7) </text:span>и режима памяти (<text:span text:style-name="T1">bit 2-0)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2-27T22:31:26.85</dc:date>
    <meta:editing-duration>P1DT3H53M5S</meta:editing-duration>
    <meta:editing-cycles>82</meta:editing-cycles>
    <meta:generator>LibreOffice/3.3$Win32 LibreOffice_project/330m19$Build-6</meta:generator>
    <meta:document-statistic meta:table-count="0" meta:image-count="0" meta:object-count="0" meta:page-count="3" meta:paragraph-count="80" meta:word-count="1099" meta:character-count="8122"/>
  </office:meta>
</office:document-meta>
</file>